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Caladea" svg:font-family="Caladea" style:font-adornments="Normal" style:font-family-generic="roman" style:font-pitch="variable"/>
    <style:font-face style:name="Cambria" svg:font-family="Cambria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as Demi ITC" svg:font-family="'Eras Demi ITC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 style:writing-mode="page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P1" style:family="paragraph" style:parent-style-name="TP_20_titre1">
      <style:text-properties officeooo:rsid="0008c378" officeooo:paragraph-rsid="0008c378"/>
    </style:style>
    <style:style style:name="P2" style:family="paragraph" style:parent-style-name="TP_20_titre1">
      <style:text-properties officeooo:paragraph-rsid="0008c378"/>
    </style:style>
    <style:style style:name="P3" style:family="paragraph" style:parent-style-name="TP_20_titre1">
      <style:text-properties officeooo:rsid="0009cb77" officeooo:paragraph-rsid="0009cb77"/>
    </style:style>
    <style:style style:name="P4" style:family="paragraph" style:parent-style-name="TP_20_titre1">
      <style:text-properties fo:font-weight="normal" officeooo:rsid="0009cb77" officeooo:paragraph-rsid="0009cb77" style:font-weight-asian="normal" style:font-weight-complex="normal"/>
    </style:style>
    <style:style style:name="P5" style:family="paragraph" style:parent-style-name="TP_20_titre1">
      <style:text-properties officeooo:rsid="000bbc4b" officeooo:paragraph-rsid="000bbc4b"/>
    </style:style>
    <style:style style:name="P6" style:family="paragraph" style:parent-style-name="TP_20_titre1">
      <style:text-properties officeooo:paragraph-rsid="000c7785"/>
    </style:style>
    <style:style style:name="P7" style:family="paragraph" style:parent-style-name="TP_20_paragraphe">
      <style:text-properties fo:font-weight="bold" officeooo:rsid="0009cb77" officeooo:paragraph-rsid="0009cb77" style:font-weight-asian="bold" style:font-weight-complex="bold"/>
    </style:style>
    <style:style style:name="P8" style:family="paragraph" style:parent-style-name="TP_20_paragraphe">
      <style:text-properties fo:font-weight="bold" officeooo:rsid="0009cb77" officeooo:paragraph-rsid="000bbc4b" style:font-weight-asian="bold" style:font-weight-complex="bold"/>
    </style:style>
    <style:style style:name="P9" style:family="paragraph" style:parent-style-name="TP_20_paragraphe">
      <style:text-properties fo:font-weight="normal" officeooo:rsid="0009cb77" officeooo:paragraph-rsid="0009cb77" style:font-weight-asian="normal" style:font-weight-complex="normal"/>
    </style:style>
    <style:style style:name="P10" style:family="paragraph" style:parent-style-name="TP_20_paragraphe">
      <style:text-properties fo:font-weight="normal" officeooo:rsid="000bbc4b" officeooo:paragraph-rsid="000bbc4b" style:font-weight-asian="normal" style:font-weight-complex="normal"/>
    </style:style>
    <style:style style:name="P11" style:family="paragraph" style:parent-style-name="TP_20_paragraphe">
      <style:text-properties officeooo:rsid="0008c378" officeooo:paragraph-rsid="0008c378"/>
    </style:style>
    <style:style style:name="P12" style:family="paragraph" style:parent-style-name="TP_20_paragraphe">
      <style:text-properties officeooo:paragraph-rsid="0008c378"/>
    </style:style>
    <style:style style:name="P13" style:family="paragraph" style:parent-style-name="TP_20_paragraphe">
      <style:text-properties officeooo:rsid="0009cb77" officeooo:paragraph-rsid="0009cb77"/>
    </style:style>
    <style:style style:name="P14" style:family="paragraph" style:parent-style-name="TP_20_paragraphe">
      <style:text-properties officeooo:paragraph-rsid="0009cb77"/>
    </style:style>
    <style:style style:name="P15" style:family="paragraph" style:parent-style-name="TP_20_paragraphe">
      <style:text-properties officeooo:paragraph-rsid="000bbc4b"/>
    </style:style>
    <style:style style:name="P16" style:family="paragraph" style:parent-style-name="TP_20_paragraphe">
      <style:text-properties officeooo:rsid="000bbc4b" officeooo:paragraph-rsid="000bbc4b"/>
    </style:style>
    <style:style style:name="P17" style:family="paragraph" style:parent-style-name="TP_20_paragraphe">
      <style:text-properties officeooo:paragraph-rsid="000c7785"/>
    </style:style>
    <style:style style:name="P18" style:family="paragraph" style:parent-style-name="TP_20_paragraphe">
      <style:text-properties officeooo:rsid="000c7785" officeooo:paragraph-rsid="000c7785"/>
    </style:style>
    <style:style style:name="P19" style:family="paragraph" style:parent-style-name="TP_20_paragraphe">
      <style:paragraph-properties fo:margin-top="0cm" fo:margin-bottom="0.011cm" loext:contextual-spacing="false" fo:text-align="start" style:justify-single-word="false"/>
      <style:text-properties officeooo:rsid="000bbc4b" officeooo:paragraph-rsid="000c5996"/>
    </style:style>
    <style:style style:name="P20" style:family="paragraph" style:parent-style-name="TP_20_paragraphe">
      <style:paragraph-properties fo:margin-top="0cm" fo:margin-bottom="0.011cm" loext:contextual-spacing="false" fo:text-align="start" style:justify-single-word="false"/>
      <style:text-properties fo:font-size="10pt" officeooo:rsid="000bbc4b" officeooo:paragraph-rsid="000c5996" style:font-size-asian="10pt" style:font-size-complex="10pt"/>
    </style:style>
    <style:style style:name="P21" style:family="paragraph" style:parent-style-name="TP_20_paragraphe">
      <style:paragraph-properties fo:margin-top="0cm" fo:margin-bottom="0.011cm" loext:contextual-spacing="false" fo:text-align="start" style:justify-single-word="false"/>
      <style:text-properties fo:font-size="10pt" officeooo:rsid="000c5996" officeooo:paragraph-rsid="000c5996" style:font-size-asian="10pt" style:font-size-complex="10pt"/>
    </style:style>
    <style:style style:name="P22" style:family="paragraph" style:parent-style-name="TP_20_paragraphe">
      <style:paragraph-properties fo:margin-top="0cm" fo:margin-bottom="0.011cm" loext:contextual-spacing="false" fo:text-align="start" style:justify-single-word="false"/>
      <style:text-properties style:font-name="Cambria" officeooo:rsid="000bbc4b" officeooo:paragraph-rsid="000c5996"/>
    </style:style>
    <style:style style:name="P23" style:family="paragraph" style:parent-style-name="TP_20_paragraphe">
      <style:paragraph-properties fo:margin-top="0cm" fo:margin-bottom="0.011cm" loext:contextual-spacing="false" fo:text-align="start" style:justify-single-word="false"/>
      <style:text-properties style:font-name="Cambria" fo:font-size="10pt" officeooo:rsid="000bbc4b" officeooo:paragraph-rsid="000c5996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9cb77" style:font-style-asian="italic" style:font-style-complex="italic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05d125" style:font-style-asian="normal" style:font-weight-asian="normal" style:font-style-complex="normal" style:font-weight-complex="normal"/>
    </style:style>
    <style:style style:name="T7" style:family="text">
      <style:text-properties officeooo:rsid="0008c378"/>
    </style:style>
    <style:style style:name="T8" style:family="text">
      <style:text-properties officeooo:rsid="0009cb77"/>
    </style:style>
    <style:style style:name="T9" style:family="text">
      <style:text-properties officeooo:rsid="000bbc4b"/>
    </style:style>
    <style:style style:name="T10" style:family="text">
      <style:text-properties officeooo:rsid="000c5996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0pt" officeooo:rsid="000c5996" style:font-size-asian="10pt" style:font-size-complex="10pt"/>
    </style:style>
    <style:style style:name="T13" style:family="text">
      <style:text-properties officeooo:rsid="000c778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Titre_20_TP" text:outline-level="1">TP C++4 : Héritage et Polymorphisme</text:h>
      <text:p text:style-name="TP_20_paragraphe"/>
      <text:p text:style-name="TP_20_paragraphe"/>
      <text:p text:style-name="TP_20_paragraphe"/>
      <text:p text:style-name="TP_20_paragraphe">Le but du livrable est de proposer un logiciel permettant la gestion de formes diverses dont la lite exhaustive est : segment, rectangle, polygone convexe, réunion de formes, intersection de formes. <text:span text:style-name="T7">Le programme s'utilise en mode console.</text:span></text:p>
      <text:p text:style-name="TP_20_paragraphe"/>
      <text:p text:style-name="TP_20_paragraphe">L'utilisateur peut effectuer une liste d'actions à savoir :</text:p>
      <text:p text:style-name="TP_20_paragraphe">- créer <text:span text:style-name="T7">d</text:span>es formes</text:p>
      <text:p text:style-name="TP_20_paragraphe">- <text:span text:style-name="T7">créer des formes union et intersection d'autre formes</text:span></text:p>
      <text:p text:style-name="TP_20_paragraphe">- détruires <text:span text:style-name="T7">des formes </text:span>une à une ou toutes d'un coup</text:p>
      <text:p text:style-name="TP_20_paragraphe">- vérifier si un point est dans une forme</text:p>
      <text:p text:style-name="TP_20_paragraphe">- la déplacer</text:p>
      <text:p text:style-name="TP_20_paragraphe">- les lister</text:p>
      <text:p text:style-name="TP_20_paragraphe">- refaire une action ou l'annuler</text:p>
      <text:p text:style-name="TP_20_paragraphe">- charger/sauvegarder <text:span text:style-name="T7">à partir d'un/</text:span>dans un fichier les <text:span text:style-name="T7">formes</text:span></text:p>
      <text:p text:style-name="TP_20_paragraphe">- sortir du logiciel</text:p>
      <text:p text:style-name="TP_20_paragraphe"/>
      <text:p text:style-name="P11"><text:span text:style-name="T6">A </text:span><text:span text:style-name="T5">chaque utilisation d'une fonction, le logiciel doit faire son retour en stipulant OK|ERR si l'opération est un succès ou un échec, et s'accompagne d'un commntaire "#&lt;commentaire&gt;" la ligne d'en dessous. (YES|NO|ERR pour vérifier si un point est dans une forme.</text:span></text:p>
      <text:h text:style-name="P1" text:outline-level="2"/>
      <text:h text:style-name="P1" text:outline-level="2"/>
      <text:h text:style-name="P1" text:outline-level="2"/>
      <text:h text:style-name="P1" text:outline-level="2"/>
      <text:h text:style-name="P1" text:outline-level="2"/>
      <text:h text:style-name="P1" text:outline-level="2"/>
      <text:h text:style-name="P1" text:outline-level="2"/>
      <text:h text:style-name="P2" text:outline-level="2"><text:span text:style-name="T7">Créer une forme</text:span></text:h>
      <text:p text:style-name="P11">Une forme possède un nom unique qui l'identifie, créer une forme avec un nom déjà pris affiche une erreur et ne créer pas l'objet.</text:p>
      <text:p text:style-name="P12"><text:span text:style-name="T1">- S [name] x y x' y' :</text:span></text:p>
      <text:p text:style-name="P12"><text:span text:style-name="T7">créer un segment entre les points (x, y) et (x', y')</text:span></text:p>
      <text:p text:style-name="P12"><text:soft-page-break/><text:span text:style-name="T1">- R [name] x y x' y' :</text:span></text:p>
      <text:p text:style-name="P12"><text:span text:style-name="T7">créer un rectangle dont une diagonale est définie par les points (x, y) et (x', y') (n'importe laquelle le même rectangle est construit derrière)</text:span></text:p>
      <text:p text:style-name="P12"><text:span text:style-name="T1">- PC [name] x0 y0 x1 y1 ... xn yn :</text:span></text:p>
      <text:p text:style-name="P12"><text:span text:style-name="T7">créer un polygone convexe qui utilise dans l'ordre trigonométrique tout les points (xi, yi).</text:span></text:p>
      <text:p text:style-name="P12"><text:span text:style-name="T7">Si le polygone n'est pas convexe le programme affiche un message d'erreur. De même s'il est croisé.</text:span></text:p>
      <text:p text:style-name="P12"><text:span text:style-name="T1">- OR [name] &lt;name0&gt; &lt;name1&gt; ... &lt;namen&gt; :</text:span></text:p>
      <text:p text:style-name="P12"><text:span text:style-name="T7">créer un objet union de tout les noms d'objet entre "&lt;&gt;"</text:span></text:p>
      <text:p text:style-name="P11">Si des noms ne sont pas attribués à aucune des figures du modèle le programme affiche une erreur, ne créer pas le polygone et affiche la liste des noms non attribués.</text:p>
      <text:p text:style-name="P18">Créer des ensembles vides n'est pas interdit et fonctionnera naturellement (HIT renverra NO)</text:p>
      <text:p text:style-name="TP_20_paragraphe"><text:span text:style-name="T1">- OI [name] &lt;name0&gt; &lt;name1&gt; ... &lt;namen&gt; :</text:span></text:p>
      <text:p text:style-name="P13">même chose que pour <text:span text:style-name="T1">OR </text:span><text:span text:style-name="T2">mais en temps qu'intersection et non pas union</text:span></text:p>
      <text:h text:style-name="P3" text:outline-level="2"><text:span text:style-name="T2"/></text:h>
      <text:h text:style-name="P3" text:outline-level="2"><text:span text:style-name="T2">Fonction utilitaire</text:span></text:h>
      <text:p text:style-name="P15"><text:span text:style-name="T1">- HIT [name] x y :</text:span></text:p>
      <text:p text:style-name="P16">vérifie si le point (x, y) est dans une forme </text:p>
      <text:p text:style-name="P16">ERR: si la forme n'existe pas</text:p>
      <text:p text:style-name="P16">YES: si dans la forme</text:p>
      <text:p text:style-name="P16">NO: si en dehors</text:p>
      <text:p text:style-name="TP_20_paragraphe"><text:span text:style-name="T1">- LIST :</text:span></text:p>
      <text:p text:style-name="P9">affiche tout les formes stockées dans le modèle courant</text:p>
      <text:p text:style-name="P7">- UNDO:</text:p>
      <text:p text:style-name="P9">annule la dernière action (jusqu'à 20 fois)</text:p>
      <text:p text:style-name="P10">sans effet si il n'y aucune action à annuler ou si on dépasse 20 undo successifs</text:p>
      <text:p text:style-name="P9"><text:span text:style-name="T1">- REDO</text:span> :</text:p>
      <text:p text:style-name="P9">refait la dernière annulation. Si plusieurs annulation ont été faites il est possible de revenir jusqu'à 20 annulation en arrière. En revanche s'il y a eu modification du modèle autrement on ne peut plus REDO.</text:p>
      <text:p text:style-name="P7">- <text:span text:style-name="T9">EXIT:</text:span></text:p>
      <text:p text:style-name="P10">pour quitter</text:p>
      <text:p text:style-name="P9"/>
      <text:h text:style-name="P3" text:outline-level="2"><text:span text:style-name="T2">Fonction d'effacement</text:span></text:h>
      <text:p text:style-name="TP_20_paragraphe">- <text:span text:style-name="T1">CLEAR :</text:span></text:p>
      <text:p text:style-name="P9">efface tout</text:p>
      <text:p text:style-name="P8"><text:soft-page-break/>- DELETE &lt;name&gt; :</text:p>
      <text:p text:style-name="P10">efface la forme avec le nom name</text:p>
      <text:p text:style-name="P10">ERR: si la forme n'existe pas</text:p>
      <text:p text:style-name="P10"/>
      <text:h text:style-name="P4" text:outline-level="2">Fonction de stockage</text:h>
      <text:p text:style-name="P14"><text:span text:style-name="T1">- LOAD &lt;fileName&gt; :</text:span></text:p>
      <text:p text:style-name="P13">Charge un fichier du dossier<text:span text:style-name="T3"> saves</text:span></text:p>
      <text:p text:style-name="TP_20_paragraphe"><text:span text:style-name="T1">- SAVE &lt;fileName&gt; :</text:span></text:p>
      <text:p text:style-name="P14"><text:span text:style-name="T8">Enregistre un fichier dans</text:span><text:span text:style-name="T4"> saves</text:span></text:p>
      <text:p text:style-name="P15"><text:span text:style-name="T9">L'aide est accessible dès qu'une fonction est mal orthographié, et la syntaxe exacte est proposée pour une commande si la commande est bien orthographié mais la syntaxe est mauvaise.</text:span></text:p>
      <text:p text:style-name="P16">Dans tout les cas, une fonction qui s'effectue correctement affiche OK.</text:p>
      <text:p text:style-name="P16"/>
      <text:h text:style-name="P5" text:outline-level="2">Exemple</text:h>
      <text:p text:style-name="P16">La liste affiche toutes les formes et les formes les composants, voici un exemple d'entrée dans le système, du fichier de sauvegarde généré et la liste des objets :</text:p>
      <text:p text:style-name="P16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20"><text:span text:style-name="T10">S seg 10 20 40 70</text:span></text:p>
            <text:p text:style-name="P20"><text:span text:style-name="T10">OK</text:span></text:p>
            <text:p text:style-name="P20"><text:span text:style-name="T10">#New baby called seg is born !</text:span></text:p>
            <text:p text:style-name="P20"/>
            <text:p text:style-name="P20"><text:span text:style-name="T10">R rect 1 8 5 3</text:span></text:p>
            <text:p text:style-name="P20"><text:span text:style-name="T10">OK</text:span></text:p>
            <text:p text:style-name="P20"><text:span text:style-name="T10">#New baby called rect is born !</text:span></text:p>
            <text:p text:style-name="P20"/>
            <text:p text:style-name="P20"><text:span text:style-name="T10">PC tri 1 0 1 1 -1 0</text:span></text:p>
            <text:p text:style-name="P20"><text:span text:style-name="T10">OK</text:span></text:p>
            <text:p text:style-name="P20"><text:span text:style-name="T10">#New baby called tri is born !</text:span></text:p>
            <text:p text:style-name="P20"/>
            <text:p text:style-name="P20"><text:span text:style-name="T10">OR seg-rect seg rect</text:span></text:p>
            <text:p text:style-name="P20"><text:span text:style-name="T10">OK</text:span></text:p>
            <text:p text:style-name="P20"><text:span text:style-name="T10">#New baby called seg-rect is born !</text:span></text:p>
            <text:p text:style-name="P20"/>
            <text:p text:style-name="P20"><text:span text:style-name="T10">OI all seg-rect tri</text:span></text:p>
            <text:p text:style-name="P20"><text:span text:style-name="T10">OK</text:span></text:p>
            <text:p text:style-name="P20"><text:span text:style-name="T10">#New baby called all is born !</text:span></text:p>
            <text:p text:style-name="P20"/>
            <text:p text:style-name="P20"><text:span text:style-name="T10">STORE save_exemple.txt</text:span></text:p>
            <text:p text:style-name="P20"><text:span text:style-name="T10">OK</text:span></text:p>
            <text:p text:style-name="P20"><text:span text:style-name="T10">#All shapes have been stored in save_exemple.txt</text:span></text:p>
            <text:p text:style-name="P20"/>
            <text:p text:style-name="P20"><text:span text:style-name="T10">LIST</text:span></text:p>
            <text:p text:style-name="P20"><text:span text:style-name="T10">OK</text:span></text:p>
            <text:p text:style-name="P23"><text:span text:style-name="T10">#Here you have a list of all the shape loaded in you application</text:span></text:p>
          </table:table-cell>
          <table:table-cell table:style-name="Tableau1.B1" office:value-type="string">
            <text:p text:style-name="P20"><text:span text:style-name="T10">+all : <text:s/>intersection <text:s text:c="3"/>offset : [0:0]</text:span></text:p>
            <text:p text:style-name="P20"><text:span text:style-name="T10"><text:s/>+seg-rect : <text:s text:c="3"/>union <text:s text:c="2"/>offset : [0:0]</text:span></text:p>
            <text:p text:style-name="P20"><text:span text:style-name="T10"><text:s text:c="2"/>+seg : <text:s text:c="7"/>segment offset : [0:0]</text:span></text:p>
            <text:p text:style-name="P20"><text:span text:style-name="T10"><text:s text:c="2"/>| [10:20]</text:span></text:p>
            <text:p text:style-name="P20"><text:span text:style-name="T10"><text:s text:c="2"/>| [40:70]</text:span></text:p>
            <text:p text:style-name="P20"><text:span text:style-name="T10"><text:s text:c="2"/>+rect : <text:s text:c="6"/>rectangle <text:s text:c="6"/>offset : [0:0]</text:span></text:p>
            <text:p text:style-name="P20"><text:span text:style-name="T10"><text:s text:c="2"/>| [1:3]</text:span></text:p>
            <text:p text:style-name="P20"><text:span text:style-name="T10"><text:s text:c="2"/>| [5:8]</text:span></text:p>
            <text:p text:style-name="P20"><text:span text:style-name="T10"><text:s/>+tri : <text:s text:c="8"/>convex polygon <text:s/>offset : [0:0]</text:span></text:p>
            <text:p text:style-name="P20"><text:span text:style-name="T10"><text:s/>| [1:0]</text:span></text:p>
            <text:p text:style-name="P20"><text:span text:style-name="T10"><text:s/>| [1:1]</text:span></text:p>
            <text:p text:style-name="P20"><text:span text:style-name="T10"><text:s/>| [-1:0]</text:span></text:p>
            <text:p text:style-name="P20"><text:span text:style-name="T10">+rect : <text:s text:c="8"/>rectangle <text:s text:c="6"/>offset : [0:0]</text:span></text:p>
            <text:p text:style-name="P20"><text:span text:style-name="T10">| [1:3]</text:span></text:p>
            <text:p text:style-name="P20"><text:span text:style-name="T10">| [5:8]</text:span></text:p>
            <text:p text:style-name="P20"><text:span text:style-name="T10">+seg : <text:s/>segment offset : [0:0]</text:span></text:p>
            <text:p text:style-name="P20"><text:span text:style-name="T10">| [10:20]</text:span></text:p>
            <text:p text:style-name="P20"><text:span text:style-name="T10">| [40:70]</text:span></text:p>
            <text:p text:style-name="P20"><text:span text:style-name="T10">+seg-rect : <text:s text:c="4"/>union <text:s text:c="2"/>offset : [0:0]</text:span></text:p>
            <text:p text:style-name="P20"><text:span text:style-name="T10"><text:s/>+seg : <text:s text:c="8"/>segment offset : [0:0]</text:span></text:p>
            <text:p text:style-name="P20"><text:span text:style-name="T10"><text:s/>| [10:20]</text:span></text:p>
            <text:p text:style-name="P20"><text:span text:style-name="T10"><text:s/>| [40:70]</text:span></text:p>
            <text:p text:style-name="P20"><text:span text:style-name="T10"><text:s/>+rect : <text:s text:c="7"/>rectangle <text:s text:c="6"/>offset : [0:0]</text:span></text:p>
            <text:p text:style-name="P20"><text:span text:style-name="T10"><text:s/>| [1:3]</text:span></text:p>
            <text:p text:style-name="P20"><text:span text:style-name="T10"><text:s/>| [5:8]</text:span></text:p>
            <text:p text:style-name="P20"><text:span text:style-name="T10">+tri : <text:s/>convex polygon <text:s/>offset : [0:0]</text:span></text:p>
            <text:p text:style-name="P20"><text:span text:style-name="T10">| [1:0]</text:span></text:p>
            <text:p text:style-name="P20"><text:span text:style-name="T10">| [1:1]</text:span></text:p>
            <text:p text:style-name="P22"><text:span text:style-name="T12">| [-1:0]</text:span><text:span text:style-name="T11"> <text:s text:c="28"/></text:span><text:s text:c="147"/></text:p>
          </table:table-cell>
        </table:table-row>
      </table:table>
      <text:p text:style-name="P16"><text:soft-page-break/></text:p>
      <text:p text:style-name="P21">all 16 0 0 </text:p>
      <text:p text:style-name="P21">{</text:p>
      <text:p text:style-name="P21">seg-rect 8 0 0 </text:p>
      <text:p text:style-name="P21">{</text:p>
      <text:p text:style-name="P21">seg 1 0 0 10 20 40 70 </text:p>
      <text:p text:style-name="P21">rect 2 0 0 1 3 5 8 </text:p>
      <text:p text:style-name="P21">}</text:p>
      <text:p text:style-name="P21">tri 4 0 0 1 0 1 1 -1 0 </text:p>
      <text:p text:style-name="P21">}</text:p>
      <text:p text:style-name="P21">rect 2 0 0 1 3 5 8 </text:p>
      <text:p text:style-name="P21">seg 1 0 0 10 20 40 70 </text:p>
      <text:p text:style-name="P21">seg-rect 8 0 0 </text:p>
      <text:p text:style-name="P21">{</text:p>
      <text:p text:style-name="P21">seg 1 0 0 10 20 40 70 </text:p>
      <text:p text:style-name="P21">rect 2 0 0 1 3 5 8 </text:p>
      <text:p text:style-name="P21">}</text:p>
      <text:p text:style-name="P21">tri 4 0 0 1 0 1 1 -1 0 </text:p>
      <text:p text:style-name="P20"/>
      <text:p text:style-name="P19"/>
      <text:h text:style-name="P6" text:outline-level="2"><text:span text:style-name="T13">Hit</text:span> <text:s text:c="11"/></text:h>
      <text:p text:style-name="P18">Test validé si :</text:p>
      <text:p text:style-name="P17"><text:span text:style-name="T13">Segment : si le point est sur le segment</text:span></text:p>
      <text:p text:style-name="P17"><text:span text:style-name="T13">Rectangle : si le point est dans le rectangle</text:span> <text:s text:c="2"/></text:p>
      <text:p text:style-name="P17"><text:span text:style-name="T13">Polygone Convexe : si le point est dans le polygone</text:span></text:p>
      <text:p text:style-name="P17"><text:span text:style-name="T13">Réunion : Si le point est dans au moins une des sous formes</text:span></text:p>
      <text:p text:style-name="P17"><text:span text:style-name="T13">Intersection : Si le point est dans toutes les sous formes</text:span> <text:s text:c="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Caladea" svg:font-family="Caladea" style:font-adornments="Normal" style:font-family-generic="roman" style:font-pitch="variable"/>
    <style:font-face style:name="Cambria" svg:font-family="Cambria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as Demi ITC" svg:font-family="'Eras Demi ITC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re_20_TP" style:display-name="Titre TP" style:family="paragraph" style:parent-style-name="Standard" style:auto-update="true" style:default-outline-level="1" style:list-style-name="" style:master-page-name="">
      <loext:graphic-properties draw:fill-image-width="0cm" draw:fill-image-height="0cm"/>
      <style:paragraph-properties fo:text-align="center" style:justify-single-word="false" style:page-number="auto" style:shadow="none" style:vertical-align="middle" style:writing-mode="page">
        <style:tab-stops/>
      </style:paragraph-properties>
      <style:text-properties fo:text-transform="capitalize" fo:color="#000080" style:font-name="Eras Demi ITC" fo:font-family="'Eras Demi ITC'" style:font-style-name="Normal" style:font-family-generic="swiss" style:font-pitch="variable" fo:font-size="24pt" fo:font-style="normal" fo:font-weight="normal" officeooo:rsid="0003f3d0" style:font-style-asian="normal" style:font-weight-asian="normal" style:font-style-complex="normal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P_20_paragraphe" style:display-name="TP paragraphe" style:family="paragraph" style:parent-style-name="Text_20_body" style:master-page-name="">
      <loext:graphic-properties draw:fill-image-width="0cm" draw:fill-image-height="0cm"/>
      <style:paragraph-properties fo:text-align="justify" style:justify-single-word="false" style:page-number="auto" style:shadow="none" style:writing-mode="page">
        <style:tab-stops/>
      </style:paragraph-properties>
      <style:text-properties style:font-name="Cambria" fo:font-family="Cambria" style:font-style-name="Normal" style:font-family-generic="roman" style:font-pitch="variable"/>
    </style:style>
    <style:style style:name="TP_20_titre1" style:display-name="TP titre1" style:family="paragraph" style:parent-style-name="TP_20_paragraphe" style:default-outline-level="2" style:list-style-name="">
      <style:paragraph-properties style:writing-mode="page"/>
      <style:text-properties style:font-name="Caladea" fo:font-family="Caladea" style:font-style-name="Normal" style:font-family-generic="roman" style:font-pitch="variable" fo:font-size="20pt"/>
    </style:style>
    <style:style style:name="TP_20_titre2" style:display-name="TP titre2" style:family="paragraph" style:parent-style-name="TP_20_paragraphe" style:default-outline-level="3" style:list-style-name="List_20_1">
      <style:paragraph-properties style:writing-mode="page">
        <style:tab-stops>
          <style:tab-stop style:position="0.499cm"/>
        </style:tab-stops>
        <style:drop-cap/>
      </style:paragraph-properties>
      <style:text-properties style:font-name="Caladea" fo:font-family="Caladea" style:font-style-name="Normal" style:font-family-generic="roman" style:font-pitch="variable" fo:font-size="16pt" fo:font-style="italic" fo:font-weight="bold" fo:background-color="transparen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38M24S</meta:editing-duration>
    <meta:editing-cycles>9</meta:editing-cycles>
    <meta:generator>LibreOffice/5.0.4.2$Windows_x86 LibreOffice_project/2b9802c1994aa0b7dc6079e128979269cf95bc78</meta:generator>
    <dc:date>2016-02-05T23:03:24.090000000</dc:date>
    <dc:creator>Quentin Guye</dc:creator>
    <meta:document-statistic meta:table-count="1" meta:image-count="0" meta:object-count="0" meta:page-count="4" meta:paragraph-count="132" meta:word-count="923" meta:character-count="4908" meta:non-whitespace-character-count="3797"/>
    <meta:user-defined meta:name="Info 1"/>
    <meta:user-defined meta:name="Info 2"/>
    <meta:user-defined meta:name="Info 3"/>
    <meta:user-defined meta:name="Info 4"/>
  </office:meta>
</office:document-meta>
</file>